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disparaissait à l'horizon, baignant le désert rouge d'une douce lumière orangée qui ne tarderait pas à laissait sa place à l'obscurité de la nuit. Mais, soyons francs, Eléonore n'éprouvait qu'un intérêt très limité pour le bucolique théâtre de son exode transcontinental. A vrai dire, la jeune femme était même plutôt ravie de voir l'astre du jour se terrer pour la laisser souffler un peu. Une bonne idée, cette traversée du désert sous le cagnard. Surtout quand on est aussi peu habitué à ces conditions et aussi peu préparé pour son voyage comme l'était l'anomalie, qui avait atrocement souffert de la chaleur qui régnait la journée sur ces terres arides et qui ne rêvait que d'une gourde remplie et d'un coin à l'ombre. Non, Eléonore ne profitait pas du lyrisme de son environnement à son plein potentiel.</text:p>
      <text:p text:style-name="Standard"/>
      <text:p text:style-name="Standard">Quand bien même la météo ne l'aurait pas autant meurtrie, la demoiselle aux yeux de jade avait de toute façon les pensées occupées par d'autres inquiétudes pour s'extasier devant un coucher de soleil. Depuis des mois maintenant, elle vagabondait dans My'trä sans autre fin que d'échapper à un prédateur façonné par les Architectes eux-même pour mettre fin à son existence. Cette errance ne mènerait jamais à rien et elle devait cesser. Alors de deux choses l'une : soit elle affrontait le Régisseur à ses trousses et peu importe l'issue du combat, il mettrait fin à sa fuite, soit elle se reprenait et essayait de redonner un sens à sa vie. Sa fierté de Zagashienne l'orientait vers l'une de ces alternatives, ses tripes, son instinct de survie et littéralement chaque parcelle de son anatomie vers l'autre.</text:p>
      <text:p text:style-name="Standard"/>
      <text:p text:style-name="Standard">Eoril. Son port, surtout. Telle était devenue sa destination. De là, Eléonore pourrait mettre les voiles -littéralement- pour... eh bien pour réaliser son désir d'en apprendre un peu plus sur la technologie daënare. Une destination. Voilà bien longtemps qu'elle n'avait pas eu le luxe de savoir où elle allait. Vue la distance qui la séparait encore de la cité de Zolios, la blondinette devrait encore passer une nuit à l'extérieur de ses murs. La journée du lendemain serait probablement suffisante pour rallier la ville, sauf contretemps majeur. Maintenant, il lui fallait trouver un endroit où passer la nuit. La solution à ce problème se présenta d'elle-même alors qu'au détour d'un monticule, une douce mélodie parvenait à ses tympans. Une voix, accompagnée d'un instrument de musique, se chargeait de produire cet air en profitant de la chaleur prodiguée par un feu de camp. Une main sur la garde de son épée, Eléonore s'avança dans le dos de la chanteuse pour s'arrêter à quelques mètres d'elle et l'interpeller.</text:p>
      <text:p text:style-name="Standard"/>
      <text:p text:style-name="Standard">-Voilà qui semble bien imprudent de donner avec autant de précisions sa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3-11T10:39:07.44</meta:creation-date>
    <dc:date>2018-03-11T13:08:20.63</dc:date>
    <dc:creator>Théo </dc:creator>
    <meta:editing-duration>PT1H42M46S</meta:editing-duration>
    <meta:editing-cycles>95</meta:editing-cycles>
    <meta:generator>OpenOffice/4.1.1$Win32 OpenOffice.org_project/411m6$Build-9775</meta:generator>
    <meta:document-statistic meta:table-count="0" meta:image-count="0" meta:object-count="0" meta:page-count="1" meta:paragraph-count="4" meta:word-count="452" meta:character-count="2726"/>
  </office:meta>
</office:document-meta>
</file>